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3F4000000D83828EAEB3E2802B9.png" manifest:media-type="image/png"/>
  <manifest:file-entry manifest:full-path="Pictures/1000000000000138000000C0A69BF1A23E315D1E.png" manifest:media-type="image/png"/>
  <manifest:file-entry manifest:full-path="Pictures/1000000000000213000000BD8E5EBFAE637FAFCF.png" manifest:media-type="image/png"/>
  <manifest:file-entry manifest:full-path="Pictures/10000000000006200000003865C9B0858B82C310.png" manifest:media-type="image/png"/>
  <manifest:file-entry manifest:full-path="Pictures/1000000000000146000001198AECAA3407FAD9B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1" svg:font-family="'Noto Sans CJK TC Light'" style:font-family-generic="swiss"/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3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3" svg:font-family="'Liberation Sans'" style:font-pitch="variable"/>
    <style:font-face style:name="Noto Sans CJK SC Regular2" svg:font-family="'Noto Sans CJK SC Regular'" style:font-pitch="variable"/>
    <style:font-face style:name="FreeMono2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2" svg:font-family="'Noto Mono'" style:font-family-generic="modern" style:font-pitch="variable"/>
    <style:font-face style:name="微软雅黑2" svg:font-family="微软雅黑" style:font-family-generic="modern" style:font-pitch="variable"/>
    <style:font-face style:name="FreeMono1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微软雅黑" svg:font-family="微软雅黑" style:font-family-generic="swiss" style:font-pitch="variable"/>
    <style:font-face style:name="微软雅黑 Light3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eeeee" draw:auto-grow-height="true" draw:auto-grow-width="false" fo:max-height="0cm" fo:min-height="0.628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auto-grow-height="true" draw:auto-grow-width="false" fo:max-height="0cm" fo:min-height="0.728cm"/>
      <style:paragraph-properties style:writing-mode="lr-tb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2" style:font-name-asian="Courier 10 Pitch2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4cm" fo:margin-bottom="0cm" style:writing-mode="lr-tb"/>
      <style:text-properties fo:font-size="30pt" style:font-size-asian="30pt" style:font-size-complex="30pt"/>
    </style:style>
    <style:style style:name="P6" style:family="paragraph">
      <style:paragraph-properties fo:margin-top="0.2cm" fo:margin-bottom="0cm"/>
    </style:style>
    <style:style style:name="P7" style:family="paragraph">
      <style:paragraph-properties fo:margin-top="0.2cm" fo:margin-bottom="0cm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eeeee"/>
      <style:paragraph-properties style:writing-mode="lr-tb"/>
      <style:text-properties style:font-name="Courier 10 Pitch2" fo:font-size="12pt" style:font-size-asian="12pt" style:font-size-complex="12pt"/>
    </style:style>
    <style:style style:name="P10" style:family="paragraph">
      <style:paragraph-properties fo:margin-top="0.3cm" fo:margin-bottom="0cm"/>
    </style:style>
    <style:style style:name="P11" style:family="paragraph">
      <style:paragraph-properties fo:margin-top="0.3cm" fo:margin-bottom="0cm" style:writing-mode="lr-tb"/>
      <style:text-properties fo:font-size="30pt" style:font-size-asian="30pt" style:font-size-complex="30pt"/>
    </style:style>
    <style:style style:name="P12" style:family="paragraph">
      <loext:graphic-properties draw:fill="solid" draw:fill-color="#eeeeee"/>
      <style:paragraph-properties style:writing-mode="lr-tb"/>
      <style:text-properties style:font-name="Courier 10 Pitch" fo:font-size="12pt" style:font-size-asian="12pt" style:font-size-complex="12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Courier 10 Pitch2" fo:font-size="22pt" style:font-size-asian="22pt" style:font-size-complex="22pt"/>
    </style:style>
    <style:style style:name="P17" style:family="paragraph">
      <style:paragraph-properties fo:margin-top="0.3cm" fo:margin-bottom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Courier 10 Pitch2" fo:font-size="28pt" style:font-name-asian="Courier 10 Pitch2" style:font-size-asian="28pt" style:font-size-complex="28pt"/>
    </style:style>
    <style:style style:name="T1" style:family="text">
      <style:text-properties style:font-name="Noto Mono1" style:font-name-asian="微软雅黑 Light3"/>
    </style:style>
    <style:style style:name="T2" style:family="text">
      <style:text-properties style:font-name="Noto Mono1" style:font-name-asian="微软雅黑 Light3" style:font-size-asian="32pt"/>
    </style:style>
    <style:style style:name="T3" style:family="text">
      <style:text-properties style:font-name="Noto Mono1" fo:font-size="30pt" style:font-name-asian="微软雅黑 Light3" style:font-size-asian="30pt" style:font-size-complex="3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Noto Mono1" fo:font-size="30pt" fo:font-style="normal" fo:text-shadow="none" style:text-underline-style="none" fo:font-weight="normal" style:letter-kerning="true" fo:background-color="transparent" style:font-name-asian="微软雅黑 Light3" style:font-size-asian="30pt" style:font-style-asian="normal" style:font-weight-asian="normal" style:font-name-complex="Noto Sans CJK SC 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Mono1" fo:font-size="26pt" style:font-name-asian="微软雅黑 Light3" style:font-size-asian="26pt" style:font-size-complex="26pt"/>
    </style:style>
    <style:style style:name="T6" style:family="text">
      <style:text-properties style:font-name="Courier 10 Pitch2" fo:font-size="12pt" style:font-size-asian="12pt" style:font-size-complex="12pt"/>
    </style:style>
    <style:style style:name="T7" style:family="text">
      <style:text-properties style:text-position="33% 58%" style:font-name="Noto Mono1" fo:font-size="16pt" style:font-name-asian="微软雅黑 Light3" style:font-size-asian="16pt" style:font-size-complex="16pt"/>
    </style:style>
    <style:style style:name="T8" style:family="text">
      <style:text-properties style:font-name="Courier 10 Pitch" fo:font-size="12pt" style:font-size-asian="12pt" style:font-size-complex="12pt"/>
    </style:style>
    <style:style style:name="T9" style:family="text">
      <style:text-properties style:font-name="Noto Mono1" fo:font-size="28pt" style:font-name-asian="微软雅黑 Light3" style:font-size-asian="28pt" style:font-size-complex="2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Mono1" fo:font-size="28pt" fo:font-style="normal" fo:text-shadow="none" style:text-underline-style="none" fo:font-weight="normal" style:letter-kerning="true" fo:background-color="transparent" style:font-name-asian="微软雅黑 Light3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5231f" style:font-name="Noto Mono1" style:font-name-asian="微软雅黑 Light3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Courier 10 Pitch2" fo:font-size="22pt" style:font-size-asian="22pt" style:font-size-complex="22pt"/>
    </style:style>
    <style:style style:name="T14" style:family="text">
      <style:text-properties style:font-name="Noto Mono1" fo:font-size="20pt" style:font-name-asian="微软雅黑 Light3" style:font-size-asian="20pt" style:font-size-complex="20pt"/>
    </style:style>
    <style:style style:name="T15" style:family="text">
      <style:text-properties style:font-name="Noto Mono1" fo:font-size="22pt" style:font-name-asian="微软雅黑 Light3" style:font-size-asian="22pt" style:font-size-complex="22pt"/>
    </style:style>
    <style:style style:name="T16" style:family="text">
      <style:text-properties fo:color="#985006" style:font-name="Noto Mono1" fo:font-size="28pt" style:font-name-asian="微软雅黑 Light3" style:font-size-asian="28pt" style:font-size-complex="28pt"/>
    </style:style>
    <style:style style:name="T17" style:family="text">
      <style:text-properties style:font-name="Noto Mono1" fo:font-size="32pt" style:font-name-asian="微软雅黑 Light3" style:font-size-asian="32pt" style:font-size-complex="32pt"/>
    </style:style>
    <style:style style:name="T18" style:family="text">
      <style:text-properties fo:color="#c06616" style:font-name="Noto Mono1" fo:font-size="30pt" style:font-name-asian="微软雅黑 Light3" style:font-size-asian="30pt" style:font-size-complex="30pt"/>
    </style:style>
    <style:style style:name="T19" style:family="text">
      <style:text-properties style:font-name="Courier 10 Pitch2" fo:font-size="28pt" style:font-name-asian="Courier 10 Pitch2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11</text:span><text:span text:style-name="T2">讲 </text:span><text:span text:style-name="T2">shell</text:span><text:span text:style-name="T2">脚本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脚本介绍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ell</text:span><text:span text:style-name="T1">可以从一个文件读取命令并逐条执行，这个文件一般被称为</text:span><text:span text:style-name="T1">shell</text:span><text:span text:style-name="T1">脚本。</text:span></text:p>
              </text:list-item>
              <text:list-item>
                <text:p><text:span text:style-name="T1">shell</text:span><text:span text:style-name="T1">脚本最常用来做系统管理之类的工作，它通过组合现有的程序完成特定的任务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shell</text:span><text:span text:style-name="T1">脚本和其他脚本语言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shell</text:span><text:span text:style-name="T3">脚本看起来像是一种语言，并且也提供了逻辑和循环等关键字，也支持函数功能。</text:span></text:p>
              </text:list-item>
              <text:list-item>
                <text:p text:style-name="P4"><text:span text:style-name="T4">但是</text:span><text:span text:style-name="T3">严格来说，它只是逐条执行语句，和常见的脚本语言如</text:span><text:span text:style-name="T3">Python</text:span><text:span text:style-name="T3">、</text:span><text:span text:style-name="T3">JS</text:span><text:span text:style-name="T3">、</text:span><text:span text:style-name="T3">Perl</text:span><text:span text:style-name="T3">等还是有很大区别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为何要使用</text:span><text:span text:style-name="T1">shell</text:span><text:span text:style-name="T1">脚本</text:span>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没有任何理由要求必须要强制使用。</text:span></text:p>
              </text:list-item>
              <text:list-item>
                <text:p text:style-name="P6"><text:span text:style-name="T1">但是以下几点是需要考虑的因素：</text:span></text:p>
                <text:list>
                  <text:list-item>
                    <text:p text:style-name="P6"><text:span text:style-name="T5">不需要安装其他软件即可完成自动化或批量任务处理</text:span></text:p>
                  </text:list-item>
                  <text:list-item>
                    <text:p text:style-name="P6"><text:span text:style-name="T5">可以通过少量的代码完成复杂的功能</text:span></text:p>
                  </text:list-item>
                  <text:list-item>
                    <text:p text:style-name="P6"><text:span text:style-name="T5">系统服务管理都使用了</text:span><text:span text:style-name="T5">shell</text:span><text:span text:style-name="T5">脚本</text:span></text:p>
                  </text:list-item>
                  <text:list-item>
                    <text:p text:style-name="P6"><text:span text:style-name="T5">公司要求</text:span><text:span text:style-name="T5">··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认识</text:span><text:span text:style-name="T1">shell</text:span><text:span text:style-name="T1">脚本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以下是一段</text:span><text:span text:style-name="T1">shell</text:span><text:span text:style-name="T1">脚本代码，它显示系统详细信息，并以树形结构显示设备总线。</text:span></text:p>
                <text:p><text:span text:style-name="T1"/></text:p>
              </text:list-item>
            </text:list>
          </draw:text-box>
        </draw:frame>
        <draw:frame draw:style-name="gr2" draw:text-style-name="P8" draw:layer="layout" svg:width="11.4cm" svg:height="7.014cm" svg:x="8.4cm" svg:y="7.7cm">
          <draw:image xlink:href="Pictures/1000000000000138000000C0A69BF1A23E315D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位于第一行的</text:span><text:span text:style-name="T1">#!/bin/bash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这不是</text:span><text:span text:style-name="T3">shell</text:span><text:span text:style-name="T3">所独有的，因为经常会见到：</text:span></text:p>
                <text:list>
                  <text:list-header>
                    <text:p text:style-name="P6"><text:span text:style-name="T1">#!/usr/bin/python</text:span></text:p>
                    <text:p text:style-name="P6"><text:span text:style-name="T1">#!/usr/bin/node</text:span></text:p>
                  </text:list-header>
                </text:list>
              </text:list-item>
              <text:list-item>
                <text:p text:style-name="P6"><text:span text:style-name="T3">这仅仅是告诉系统，如果遇到这类文件，应该使用哪个程序去执行。</text:span><text:span text:style-name="T3">#!</text:span><text:span text:style-name="T3">后面可以是任何可执行的程序路径。</text:span></text:p>
              </text:list-item>
            </text:list>
          </draw:text-box>
        </draw:frame>
        <draw:frame draw:style-name="gr3" draw:text-style-name="P9" draw:layer="layout" svg:width="9.8cm" svg:height="0.878cm" svg:x="8.6cm" svg:y="13.2cm">
          <draw:text-box>
            <text:p><text:span text:style-name="T6">第一行是</text:span><text:span text:style-name="T6">#!/bin/ls</text:span><text:span text:style-name="T6">就会显示当前目录的内容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如何对待脚本类的可执行文件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Linux</text:span><text:span text:style-name="T3">使用标志位来识别可执行文件。</text:span></text:p>
              </text:list-item>
              <text:list-item>
                <text:p text:style-name="P10"><text:span text:style-name="T3">但是当系统去执行程序时，发现不是支持的可执行文件格式</text:span><text:span text:style-name="T7">[1]</text:span><text:span text:style-name="T3">，那么就会认为是脚本。</text:span></text:p>
              </text:list-item>
              <text:list-item>
                <text:p text:style-name="P10"><text:span text:style-name="T3">此时会去扫描第一行</text:span><text:span text:style-name="T3">#!</text:span><text:span text:style-name="T3">的标记，根据路径查找是否存在此程序。存在则交给此程序去执行。</text:span></text:p>
              </text:list-item>
            </text:list>
          </draw:text-box>
        </draw:frame>
        <draw:frame draw:style-name="gr4" draw:text-style-name="P12" draw:layer="layout" svg:width="21.5cm" svg:height="0.978cm" svg:x="2.3cm" svg:y="13.822cm">
          <draw:text-box>
            <text:p><text:span text:style-name="T8">[1] Linux/Unix</text:span><text:span text:style-name="T8">采用</text:span><text:span text:style-name="T8">ELF</text:span><text:span text:style-name="T8">格式的文件，而</text:span><text:span text:style-name="T8">Windows</text:span><text:span text:style-name="T8">使用了</text:span><text:span text:style-name="T8">PE</text:span><text:span text:style-name="T8">格式，并使用扩展名</text:span><text:span text:style-name="T8">exe</text:span><text:span text:style-name="T8">表示可执行文件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一个简单的脚本所具备的条件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9">创建一个文本文件，扩展名可以有</text:span><text:span text:style-name="T9">.sh</text:span><text:span text:style-name="T9">也可以没有。</text:span></text:p>
              </text:list-item>
              <text:list-item>
                <text:p><text:span text:style-name="T9">把要执行的命令按顺序编写。</text:span></text:p>
              </text:list-item>
              <text:list-item>
                <text:p><text:span text:style-name="T9">最开头的</text:span><text:span text:style-name="T9">#!</text:span><text:span text:style-name="T9">如果没有则会使用默认的</text:span><text:span text:style-name="T9">shell</text:span><text:span text:style-name="T9">执行。</text:span></text:p>
              </text:list-item>
              <text:list-item>
                <text:p><text:span text:style-name="T10">给文件加上可执行权限（但这不是必需的）</text:span><text:span text:style-name="T9">。</text:span></text:p>
              </text:list-item>
              <text:list-item>
                <text:p><text:span text:style-name="T9">#</text:span><text:span text:style-name="T9">开头表示注释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执行</text:span><text:span text:style-name="T1">shell</text:span><text:span text:style-name="T1">脚本的方式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添加可执行权限，并使用</text:span><text:span text:style-name="T1">#!</text:span><text:span text:style-name="T1">声明</text:span><text:span text:style-name="T1">:</text:span></text:p>
                <text:p><text:span text:style-name="T11">#!/bin/bash</text:span></text:p>
              </text:list-item>
              <text:list-item>
                <text:p><text:span text:style-name="T1">指定执行的</text:span><text:span text:style-name="T1">shell</text:span><text:span text:style-name="T1">，这时候</text:span><text:span text:style-name="T1">#!</text:span><text:span text:style-name="T1">的声明会忽略：</text:span></text:p>
                <text:p><text:span text:style-name="T11">bash a.s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#!/bin/sh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脚本中经常出现</text:span><text:span text:style-name="T1">#!/bin/sh</text:span><text:span text:style-name="T1">，而不是：</text:span></text:p>
                <text:p><text:span text:style-name="T1">#!/bin/bash</text:span></text:p>
              </text:list-item>
              <text:list-item>
                <text:p><text:span text:style-name="T1">sh</text:span><text:span text:style-name="T1">是一个符号链接指向</text:span><text:span text:style-name="T1">/bin/dash</text:span><text:span text:style-name="T1">。</text:span></text:p>
              </text:list-item>
              <text:list-item>
                <text:p><text:span text:style-name="T1">dash</text:span><text:span text:style-name="T1">被设计用来快速执行脚本，功能不如</text:span><text:span text:style-name="T1">bash</text:span><text:span text:style-name="T1">强，但是执行速度快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测试脚本：</text:span><text:span text:style-name="T1">bash</text:span><text:span text:style-name="T1">和</text:span><text:span text:style-name="T1">dash</text:span><text:span text:style-name="T1">的不同</text:span></text:p>
          </draw:text-box>
        </draw:frame>
        <draw:frame draw:style-name="gr5" draw:text-style-name="P14" draw:layer="layout" svg:width="12.456cm" svg:height="4.433cm" svg:x="1.399cm" svg:y="3.767cm" presentation:class="graphic" presentation:user-transformed="true">
          <draw:image xlink:href="Pictures/1000000000000213000000BD8E5EBFAE637FAFCF.png" xlink:type="simple" xlink:show="embed" xlink:actuate="onLoad" loext:mime-type="image/png">
            <text:p/>
          </draw:image>
        </draw:frame>
        <draw:frame draw:style-name="gr2" draw:text-style-name="P8" draw:layer="layout" svg:width="22.4cm" svg:height="0.8cm" svg:x="1.4cm" svg:y="12.6cm">
          <draw:image xlink:href="Pictures/10000000000006200000003865C9B0858B82C310.png" xlink:type="simple" xlink:show="embed" xlink:actuate="onLoad" loext:mime-type="image/png">
            <text:p/>
          </draw:image>
        </draw:frame>
        <draw:frame draw:style-name="gr2" draw:text-style-name="P8" draw:layer="layout" svg:width="6.032cm" svg:height="5.2cm" svg:x="21.468cm" svg:y="3.4cm">
          <draw:image xlink:href="Pictures/1000000000000146000001198AECAA3407FAD9BC.png" xlink:type="simple" xlink:show="embed" xlink:actuate="onLoad" loext:mime-type="image/png">
            <text:p/>
          </draw:image>
        </draw:frame>
        <draw:line draw:style-name="gr6" draw:text-style-name="P8" draw:layer="layout" svg:x1="4.2cm" svg:y1="8.2cm" svg:x2="4.2cm" svg:y2="12.6cm">
          <text:p/>
        </draw:line>
        <draw:frame draw:style-name="gr7" draw:text-style-name="P15" draw:layer="layout" svg:width="10.4cm" svg:height="2.6cm" svg:x="4.3cm" svg:y="8.9cm">
          <draw:text-box>
            <text:p><text:span text:style-name="T12">使用默认的</text:span><text:span text:style-name="T12">sh</text:span><text:span text:style-name="T12">执行，不支持</text:span><text:span text:style-name="T12">for</text:span><text:span text:style-name="T12">循环扩展计算。</text:span></text:p>
          </draw:text-box>
        </draw:frame>
        <draw:line draw:style-name="gr6" draw:text-style-name="P8" draw:layer="layout" svg:x1="13.955cm" svg:y1="6.6cm" svg:x2="21.5cm" svg:y2="6.6cm">
          <text:p/>
        </draw:line>
        <draw:frame draw:style-name="gr8" draw:text-style-name="P16" draw:layer="layout" svg:width="6.8cm" svg:height="2.545cm" svg:x="14.1cm" svg:y="3.9cm">
          <draw:text-box>
            <text:p><text:span text:style-name="T13">指定使用</text:span><text:span text:style-name="T13">bash</text:span><text:span text:style-name="T13">运行：</text:span><text:span text:style-name="T13">bash b.s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>
          <draw:text-box>
            <text:p><text:span text:style-name="T1">变量</text:span></text:p>
          </draw:text-box>
        </draw:frame>
        <draw:frame presentation:style-name="pr4" draw:text-style-name="P1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1">变量对于正规的程序很重要，它可以保存有用的数据，并且可以用于管理程序状态。</text:span></text:p>
              </text:list-item>
              <text:list-item>
                <text:p><text:span text:style-name="T1">在</text:span><text:span text:style-name="T1">shell</text:span><text:span text:style-name="T1">中，变量很简单，就是保存字符串。</text:span></text:p>
              </text:list-item>
              <text:list-item>
                <text:p><text:span text:style-name="T1">由于算数运算也是十分必要的，所以</text:span><text:span text:style-name="T1">bash</text:span><text:span text:style-name="T1">也有用运算的机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>
          <draw:text-box>
            <text:p><text:span text:style-name="T1">设置变量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1">在</text:span><text:span text:style-name="T1">shell</text:span><text:span text:style-name="T1">中设置变量使用以下方式：</text:span></text:p>
                <text:p text:style-name="P10"><text:span text:style-name="T1">a=123 </text:span><text:span text:style-name="T14">//</text:span><text:span text:style-name="T14">变量名称可以是字母数字下划线，但不能是数字开头</text:span></text:p>
                <text:p text:style-name="P10"><text:span text:style-name="T1">b=123+234 </text:span><text:span text:style-name="T15">#</text:span><text:span text:style-name="T15">这仅仅是保存了文本，不会进行计算</text:span></text:p>
                <text:p text:style-name="P10"><text:span text:style-name="T1">c=“go php python” </text:span><text:span text:style-name="T15">#</text:span><text:span text:style-name="T15">空格使用双引号或单引号</text:span></text:p>
                <text:p text:style-name="P10"><text:span text:style-name="T1">d=’Linux Unix’</text:span></text:p>
              </text:list-item>
              <text:list-item>
                <text:p text:style-name="P10"><text:span text:style-name="T1">=</text:span><text:span text:style-name="T1">左右不能有空格，否则会认为是命令去执行。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获取变量的值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获取变量的值使用</text:span><text:span text:style-name="T1">$</text:span><text:span text:style-name="T1">加变量的名称。</text:span></text:p>
              </text:list-item>
              <text:list-item>
                <text:p><text:span text:style-name="T1">输出变量：</text:span></text:p>
                <text:p><text:span text:style-name="T1">echo $a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>
          <draw:text-box>
            <text:p><text:span text:style-name="T1">计算</text:span></text:p>
          </draw:text-box>
        </draw:frame>
        <draw:frame presentation:style-name="pr4" draw:text-style-name="P1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1">类似</text:span><text:span text:style-name="T1">a=12+23</text:span><text:span text:style-name="T1">这样的操作，并不会进行计算。</text:span></text:p>
              </text:list-item>
              <text:list-item>
                <text:p text:style-name="P10"><text:span text:style-name="T1">要使用算术运算，需要一些特殊的语法：</text:span></text:p>
                <text:p text:style-name="P10"><text:span text:style-name="T16">a=$((12+23))</text:span></text:p>
                <text:p text:style-name="P10"><text:span text:style-name="T16">a=234 ; b=345 ; c=$((a+b))</text:span></text:p>
              </text:list-item>
              <text:list-item>
                <text:p text:style-name="P10"><text:span text:style-name="T17">((···))</text:span><text:span text:style-name="T17">会扩展其中的表达式进行计算，</text:span><text:span text:style-name="T17">$</text:span><text:span text:style-name="T17">是取值操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>
          <draw:text-box>
            <text:p><text:span text:style-name="T1">使用内建命令</text:span><text:span text:style-name="T1">let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let</text:span><text:span text:style-name="T1">可以对变量进行运算操作。</text:span></text:p>
              </text:list-item>
              <text:list-item>
                <text:p><text:span text:style-name="T1">在编程语言中常见的算术操作都被支持。</text:span></text:p>
                <text:p><text:span text:style-name="T18">let a++ ; let b=b+a ; let c=b*a+b</text:span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>
          <draw:text-box>
            <text:p><text:span text:style-name="T1">保存程序的执行结果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使用</text:span><text:span text:style-name="T1">`</text:span><text:span text:style-name="T1">包含命令并赋值给变量，可以保存程序的执行结果。</text:span></text:p>
              </text:list-item>
              <text:list-item>
                <text:p text:style-name="P6"><text:span text:style-name="T1">例：</text:span><text:span text:style-name="T1">a=`ls /usr/share`</text:span></text:p>
              </text:list-item>
              <text:list-item>
                <text:p text:style-name="P6"><text:span text:style-name="T1">输出：</text:span><text:span text:style-name="T1">echo $a</text:span></text:p>
              </text:list-item>
              <text:list-item>
                <text:p text:style-name="P6"><text:span text:style-name="T1">变量保存的是一个空格分割的列表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>
          <draw:text-box>
            <text:p><text:span text:style-name="T1">清除变量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使用内建命令</text:span><text:span text:style-name="T1">unset</text:span><text:span text:style-name="T1">可以清除不需要的变量：</text:span></text:p>
                <text:p><text:span text:style-name="T1">unset a 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脚本示例</text:span></text:p>
          </draw:text-box>
        </draw:frame>
        <draw:frame draw:style-name="gr5" draw:text-style-name="P14" draw:layer="layout" svg:width="27.181cm" svg:height="5.8cm" svg:x="0.501cm" svg:y="9.1cm" presentation:class="graphic" presentation:user-transformed="true">
          <draw:image xlink:href="Pictures/10000000000003F4000000D83828EAEB3E2802B9.png" xlink:type="simple" xlink:show="embed" xlink:actuate="onLoad" loext:mime-type="image/png">
            <text:p/>
          </draw:image>
        </draw:frame>
        <draw:frame draw:style-name="gr9" draw:text-style-name="P18" draw:layer="layout" svg:width="23cm" svg:height="2.537cm" svg:x="2cm" svg:y="5.2cm">
          <draw:text-box>
            <text:p><text:span text:style-name="T19">以下脚本用于计算</text:span><text:span text:style-name="T19">/usr/share</text:span><text:span text:style-name="T19">目录所有</text:span><text:span text:style-name="T19">.json</text:span><text:span text:style-name="T19">文件的行数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1" svg:font-family="'Noto Sans CJK TC Light'" style:font-family-generic="swiss"/>
    <style:font-face style:name="Courier 10 Pitch2" svg:font-family="'Courier 10 Pitch'" style:font-pitch="fixed"/>
    <style:font-face style:name="Courier 10 Pitch" svg:font-family="'Courier 10 Pitch'" style:font-adornments="Roman" style:font-pitch="fixed"/>
    <style:font-face style:name="FreeMono3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3" svg:font-family="'Liberation Sans'" style:font-pitch="variable"/>
    <style:font-face style:name="Noto Sans CJK SC Regular2" svg:font-family="'Noto Sans CJK SC Regular'" style:font-pitch="variable"/>
    <style:font-face style:name="FreeMono2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2" svg:font-family="'Noto Mono'" style:font-family-generic="modern" style:font-pitch="variable"/>
    <style:font-face style:name="微软雅黑2" svg:font-family="微软雅黑" style:font-family-generic="modern" style:font-pitch="variable"/>
    <style:font-face style:name="FreeMono1" svg:font-family="FreeMono" style:font-family-generic="roman" style:font-pitch="variable"/>
    <style:font-face style:name="FreeMono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1" svg:font-family="微软雅黑" style:font-family-generic="roman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微软雅黑" svg:font-family="微软雅黑" style:font-family-generic="swiss" style:font-pitch="variable"/>
    <style:font-face style:name="微软雅黑 Light3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3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1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微软雅黑 Light" style:font-family-asian="'微软雅黑 Light'" style:font-style-name-asian="标准" style:font-family-generic-asian="swiss" style:font-pitch-asian="variable" style:font-size-asian="32pt" style:font-style-asian="normal" style:font-weight-asian="250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微软雅黑" fo:font-family="微软雅黑" style:font-family-generic="swiss" style:font-pitch="variable" fo:font-size="4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Noto Sans CJK TC Light" fo:font-size="10.5pt" style:font-name-asian="Noto Sans CJK TC Light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1" fo:font-size="10pt" style:font-name-asian="Noto Sans CJK TC Light1" style:font-size-asian="10pt" style:font-name-complex="Noto Sans CJK TC Light1" style:font-size-complex="10pt"/>
    </style:style>
    <style:style style:name="MT3" style:family="text">
      <style:text-properties style:font-name="Noto Sans CJK TC Light" fo:font-size="10pt" style:font-name-asian="Noto Sans CJK TC Ligh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2:10:03.326000000</dc:date>
    <meta:editing-duration>PT4H9M34S</meta:editing-duration>
    <meta:editing-cycles>67</meta:editing-cycles>
    <meta:generator>LibreOffice/6.3.4.2$Windows_X86_64 LibreOffice_project/60da17e045e08f1793c57c00ba83cdfce946d0aa</meta:generator>
    <meta:document-statistic meta:object-count="108"/>
  </office:meta>
</office:document-meta>
</file>